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8133" officeooo:paragraph-rsid="001f8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ieś jedno, pojedyncze zdani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3:48:21.302489949</meta:creation-date>
    <meta:generator>LibreOffice/6.3.2.2$MacOSX_X86_64 LibreOffice_project/98b30e735bda24bc04ab42594c85f7fd8be07b9c</meta:generator>
    <dc:date>2019-11-16T14:01:36.604853008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</office:meta>
</office:document-meta>
</file>